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12.34cm"/>
    </style:style>
    <style:style style:name="gr2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6.1cm"/>
    </style:style>
    <style:style style:name="gr3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2.29cm"/>
    </style:style>
    <style:style style:name="P1" style:family="paragraph">
      <style:text-properties fo:color="#000000" fo:font-family="'Times New Roman'" style:font-family-generic="roman" style:font-pitch="variable" fo:font-size="9pt" fo:font-weight="normal" style:font-size-asian="9pt" style:font-weight-asian="normal" style:font-size-complex="9pt" style:font-weight-complex="normal"/>
    </style:style>
    <style:style style:name="P2" style:family="paragraph">
      <style:paragraph-properties style:text-autospace="none"/>
    </style:style>
    <style:style style:name="P3" style:family="paragraph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family="'Times New Roman'" style:font-family-generic="roman" style:font-pitch="variable" fo:font-size="9pt" fo:font-weight="normal" style:font-family-asian="Monaco" style:font-family-generic-asian="modern" style:font-pitch-asian="fixed" style:font-size-asian="9pt" style:font-weight-asian="normal" style:font-family-complex="Monaco" style:font-family-generic-complex="modern" style:font-pitch-complex="fixed" style:font-size-complex="9pt" style:font-weight-complex="normal"/>
    </style:style>
    <style:style style:name="T2" style:family="text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 style:letter-kerning="true" style:font-family-asian="Monaco" style:font-family-generic-asian="modern" style:font-pitch-asian="fixed" style:font-size-asian="8pt" style:font-style-asian="normal" style:font-weight-asian="normal" style:font-family-complex="Monaco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family="'Times New Roman'" style:font-family-generic="roman" style:font-pitch="variable" fo:font-size="8pt" fo:font-weight="normal" style:font-family-asian="Monaco" style:font-family-generic-asian="modern" style:font-pitch-asian="fixed" style:font-size-asian="8pt" style:font-weight-asian="normal" style:font-family-complex="Monaco" style:font-family-generic-complex="modern" style:font-pitch-complex="fixed" style:font-size-complex="8pt" style:font-weight-complex="normal"/>
    </style:style>
    <style:style style:name="T5" style:family="text">
      <style:text-properties fo:color="#000000" fo:font-family="'Times New Roman'" style:font-family-generic="roman" style:font-pitch="variable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00" fo:font-family="'Times New Roman'" style:font-style-name="Regular" style:font-family-generic="roman" fo:font-size="9pt" fo:font-weight="normal" style:font-family-asian="'Times New Roman'" style:font-style-name-asian="Regular" style:font-family-generic-asian="roman" style:font-size-asian="9pt" style:font-weight-asian="normal" style:font-family-complex="'Times New Roman'" style:font-style-name-complex="Regular" style:font-family-generic-complex="roman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6.175cm" svg:height="12.59cm" svg:x="0.524cm" svg:y="0.475cm">
          <draw:text-box>
            <text:p><text:span text:style-name="T1">1. <text:s/>public class SimpleClusteringMaster extends Master {</text:span></text:p>
            <text:p><text:span text:style-name="T1">2. </text:span></text:p>
            <text:p><text:span text:style-name="T1">3. <text:s text:c="4"/>@Override</text:span></text:p>
            <text:p><text:span text:style-name="T1">4. <text:s text:c="4"/>public void compute(int nextSuperstepNo) {</text:span></text:p>
            <text:p><text:span text:style-name="T1">5. <text:s text:c="8"/>if (nextSuperstepNo == 1) {</text:span></text:p>
            <text:p><text:span text:style-name="T1">6. <text:s text:c="13"/>pickKVerticesAndPutIntoGlobalObjects();</text:span></text:p>
            <text:p><text:span text:style-name="T1">7. <text:s text:c="13"/>getGlobalObjects().put("comp-stage", new IntGlobalObject(CompStage.CLUSTER_FINDING_1));</text:span></text:p>
            <text:p><text:span text:style-name="T1">8. <text:s text:c="8"/>} <text:s/>else {</text:span></text:p>
            <text:p><text:span text:style-name="T1">9. <text:s text:c="12"/>int compStage = getGlobalObject("comp-stage").value();</text:span></text:p>
            <text:p><text:span text:style-name="T1">10. <text:s text:c="10"/>switch(compStage) {</text:span></text:p>
            <text:p><text:span text:style-name="T1">11. <text:s text:c="10"/>case CompStage.CLUSTER_FINDING_1:</text:span></text:p>
            <text:p><text:span text:style-name="T1">12. <text:s text:c="15"/>getGlobalObjects().put("comp-stage", new IntGlobalObject(CompStage.CLUSTER_FINDING_2));</text:span></text:p>
            <text:p><text:span text:style-name="T1">13. <text:s text:c="10"/>break;</text:span></text:p>
            <text:p><text:span text:style-name="T1">14. <text:s text:c="10"/>case CompStage.CLUSTER_FINDING_2:</text:span></text:p>
            <text:p><text:span text:style-name="T1">15. <text:s text:c="17"/>if (numActiveVertices() == 0) {</text:span></text:p>
            <text:p><text:span text:style-name="T1">16. <text:s text:c="21"/>getGlobalObjects().put("comp-stage", new IntGlobalObject(CompStage.EDGE_COUNTING_1));</text:span></text:p>
            <text:p><text:span text:style-name="T1">17. <text:s text:c="18"/>}</text:span></text:p>
            <text:p><text:span text:style-name="T1">18. <text:s text:c="10"/>break;</text:span></text:p>
            <text:p><text:span text:style-name="T1">19. <text:s text:c="10"/>case CompStage.EDGE_COUNTING_1:</text:span></text:p>
            <text:p><text:span text:style-name="T1">20. <text:s text:c="15"/>getGlobalObjects().put("comp-stage", new IntGlobalObject(CompStage.EDGE_COUNTING_2));</text:span></text:p>
            <text:p><text:span text:style-name="T1">21. <text:s text:c="10"/>break;</text:span></text:p>
            <text:p><text:span text:style-name="T1">22. <text:s text:c="11"/>case CompStage.EDGE_COUNTING_2:</text:span></text:p>
            <text:p><text:span text:style-name="T1">23. <text:s text:c="16"/>int numEdgesCrossing = getGlobalObject("num-edges-crossing").value();</text:span></text:p>
            <text:p><text:span text:style-name="T1">24. <text:s text:c="17"/>if (numEdgesCrossing &gt; threshold) {</text:span></text:p>
            <text:p><text:span text:style-name="T1">25. <text:s text:c="22"/>pickKVerticesAndPutIntoGlobalObjects();</text:span></text:p>
            <text:p><text:span text:style-name="T1">26. <text:s text:c="22"/>getGlobalObjects().put("comp-stage", new IntGlobalObject(CompStage.CLUSTER_FINDING_1));</text:span></text:p>
            <text:p><text:span text:style-name="T1">27. <text:s text:c="17"/>} else {</text:span></text:p>
            <text:p><text:span text:style-name="T1">28. <text:s text:c="22"/>terminateComputation();</text:span></text:p>
            <text:p><text:span text:style-name="T1">29. <text:s text:c="17"/>}</text:span></text:p>
            <text:p><text:span text:style-name="T1">30. <text:s text:c="11"/>}</text:span></text:p>
            <text:p><text:span text:style-name="T1">31. <text:s text:c="4"/>}</text:span></text:p>
            <text:p><text:span text:style-name="T1">32. }</text:span></text:p>
          </draw:text-box>
        </draw:frame>
      </draw:page>
      <draw:page draw:name="page2" draw:style-name="dp1" draw:master-page-name="Default">
        <draw:frame draw:style-name="gr2" draw:text-style-name="P3" draw:layer="measurelines" svg:width="11.669cm" svg:height="6.35cm" svg:x="2.19cm" svg:y="1.672cm">
          <draw:text-box>
            <text:p><text:span text:style-name="T2">1. public class EdgeCountingVertex extends Vertex&lt;IntWritable, IntWritable&gt; {</text:span></text:p>
            <text:p><text:span text:style-name="T2">2.</text:span></text:p>
            <text:p><text:span text:style-name="T3">3. <text:s text:c="5"/>@Override</text:span></text:p>
            <text:p text:style-name="P2"><text:span text:style-name="T4">4. <text:s text:c="5"/>public void compute(Iterable&lt;IntWritable&gt; messageValues, int superstepNo){</text:span></text:p>
            <text:p text:style-name="P2"><text:span text:style-name="T4">5. <text:s text:c="9"/>if (superstepNo == 1) {</text:span></text:p>
            <text:p text:style-name="P2"><text:span text:style-name="T4">6. <text:s text:c="11"/>sendMessages(getNeighborIds(), getValue().value());</text:span></text:p>
            <text:p text:style-name="P2"><text:span text:style-name="T4">7. <text:s text:c="9"/>} else if (superstepNo == 2) {</text:span></text:p>
            <text:p text:style-name="P2"><text:span text:style-name="T4">8. <text:s text:c="13"/>for (IntWritable message : messageValues) {</text:span></text:p>
            <text:p text:style-name="P2"><text:span text:style-name="T4">9. <text:s text:c="17"/>if (message.value() != getValue().value()) {</text:span></text:p>
            <text:p text:style-name="P2"><text:span text:style-name="T4">10. <text:s text:c="19"/>minValue = message.value();</text:span></text:p>
            <text:p text:style-name="P2"><text:span text:style-name="T4">11.</text:span><text:span text:style-name="T4"><text:tab/></text:span><text:span text:style-name="T4"> <text:s text:c="6"/>updateGlobalObject(“num-edges-crossing-clusters”, new IntWritable(1));</text:span></text:p>
            <text:p text:style-name="P2"><text:span text:style-name="T4">12.</text:span><text:span text:style-name="T4"><text:tab/></text:span><text:span text:style-name="T4"> <text:s text:c="2"/>}</text:span></text:p>
            <text:p text:style-name="P2"><text:span text:style-name="T4">13. <text:s text:c="12"/>}</text:span></text:p>
            <text:p text:style-name="P2"><text:span text:style-name="T4">14. <text:s text:c="12"/>voteToHalt();</text:span></text:p>
            <text:p text:style-name="P2"><text:span text:style-name="T4">15. <text:s text:c="9"/>}</text:span></text:p>
            <text:p text:style-name="P2"><text:span text:style-name="T4">16. <text:s text:c="5"/>}</text:span></text:p>
            <text:p text:style-name="P2"><text:span text:style-name="T4">17.}</text:span></text:p>
          </draw:text-box>
        </draw:frame>
      </draw:page>
      <draw:page draw:name="page3" draw:style-name="dp1" draw:master-page-name="Default">
        <draw:frame draw:style-name="gr3" draw:text-style-name="P1" draw:layer="measurelines" svg:width="8.887cm" svg:height="2.715cm" svg:x="2.061cm" svg:y="1.535cm">
          <draw:text-box>
            <text:p><text:span text:style-name="T5">Input: undirected G(V, E), int k, int </text:span><text:span text:style-name="T6">τ</text:span></text:p>
            <text:p><text:span text:style-name="T5">1. int numEdgesCrossing = INF;</text:span></text:p>
            <text:p><text:span text:style-name="T5">2. while (numEdgesCrossing &gt; </text:span><text:span text:style-name="T6">τ</text:span><text:span text:style-name="T5">)</text:span></text:p>
            <text:p><text:span text:style-name="T5">3. <text:s text:c="4"/>int[] clusterCenters = pickKRandomClusterCenters(G)</text:span></text:p>
            <text:p><text:span text:style-name="T5">4. <text:s text:c="4"/>assignEachVertexToClosestClusterCenter(G, clusterCenters)</text:span></text:p>
            <text:p><text:span text:style-name="T5">5. <text:s text:c="4"/>numEdgesCrossing = countNumEdgesCrossingClusters(G)</text:span></text:p>
            <text:p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942cm" fo:margin-left="0.524cm" fo:margin-right="2.32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mih Salihoglu</meta:initial-creator>
    <meta:creation-date>2012-02-15T18:08:20</meta:creation-date>
    <dc:date>2012-03-07T15:02:37</dc:date>
    <dc:creator>Semih Salihoglu</dc:creator>
    <meta:editing-duration>PT22H28M40S</meta:editing-duration>
    <meta:editing-cycles>43</meta:editing-cycles>
    <meta:generator>OpenOffice.org/3.2$Unix OpenOffice.org_project/320m19$Build-9505</meta:generator>
    <meta:document-statistic meta:object-count="3"/>
  </office:meta>
</office:document-meta>
</file>